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membership-state-registry"/>Membership State Registry<text:bookmark-end text:name="membership-state-registry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1/membership-state-registry" office:name=""><text:span text:style-name="Definition">https://blueprint.ecohubs.community/articles/rcos-templates/layer-1/membership-state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1-membership-states" office:name=""><text:span text:style-name="Definition">§3.1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ed-membership-states"/>Defined Membership States<text:bookmark-end text:name="defined-membership-states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5</text:span></text:span></text:a></text:p>
      <text:p text:style-name="P3"><text:span text:style-name="T1">Rationale — Why a single table of states</text:span></text:p>
      <text:p text:style-name="P3">Rights and obligations scattered across documents drift apart. Collecting every state, its rights, its obligations, and its transitions into one table makes the membership system auditable at a glance — you can see every door into and out of the community, and what each one grants. If two documents ever disagree, this registry is the tiebreaker.</text:p>
      <text:p text:style-name="P4"><text:span text:style-name="T1">Instructions — How to fill this in</text:span></text:p>
      <text:p text:style-name="P4">Define every membership state your community recognizes (e.g. Applicant, Trial Member, Full Member, Exited Member). For each, list rights, obligations, entry condition, and exit condition. Keep states mutually exclusive — no individual may hold two states simultaneousl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e</text:p>
            </table:table-cell>
            <table:table-cell table:style-name="TableHeaderRowCell" office:value-type="string">
              <text:p text:style-name="Table_20_Heading">Rights</text:p>
            </table:table-cell>
            <table:table-cell table:style-name="TableHeaderRowCell" office:value-type="string">
              <text:p text:style-name="Table_20_Heading">Obligations</text:p>
            </table:table-cell>
            <table:table-cell table:style-name="TableHeaderRowCell" office:value-type="string">
              <text:p text:style-name="Table_20_Heading">Entry condition</text:p>
            </table:table-cell>
            <table:table-cell table:style-name="TableHeaderRowCell" office:value-type="string">
              <text:p text:style-name="Table_20_Heading">Exit condi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e 1, e.g. Applicant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2, e.g. Tria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3, e.g. Ful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4, e.g. Exited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No individual may hold multiple membership states simultaneously. No rights or obligations may be assumed outside of the individual’s current membership state.</text:p>
      <text:h text:style-name="Heading_20_2" text:outline-level="2"><text:bookmark-start text:name="technical-notes"/>Technical Notes<text:bookmark-end text:name="technical-notes"/></text:h>
      <text:p text:style-name="P6"><text:span text:style-name="T1">Rationale — Why preserve data after exit</text:span></text:p>
      <text:p text:style-name="P6">The community’s history belongs to the community, not to any individual account. Retaining contribution records after exit protects the integrity of audit trails, governance history, and recognition accounting — while revoking access and removing the person from active listings respects the finality of their departure.</text:p>
      <text:p text:style-name="P7"><text:span text:style-name="T1">Instructions — How to fill this in</text:span></text:p>
      <text:p text:style-name="P7">Describe which records persist after exit, where state assignments are tracked operationally, and how access revocation interacts with platform capabilities.</text:p>
      <text:list text:style-name="L3">
        <text:list-item>
          <text:p text:style-name="P8"><text:span text:style-name="T2">&lt;Contribution and governance history retained after exit; describe the retention policy.&gt;</text:span></text:p>
        </text:list-item>
        <text:list-item>
          <text:p text:style-name="P8"><text:span text:style-name="T2">&lt;Exited members are removed from active member listings; describe access revocation per platform.&gt;</text:span></text:p>
        </text:list-item>
        <text:list-item>
          <text:p text:style-name="P8"><text:span text:style-name="T2">&lt;Operational location of state assignments — see </text:span>“<text:span text:style-name="T2">Current Member List</text:span>”<text:span text:style-name="T2"> below.&gt;</text:span></text:p>
        </text:list-item>
      </text:list>
      <text:h text:style-name="Heading_20_2" text:outline-level="2"><text:bookmark-start text:name="current-member-list"/>Current Member List<text:bookmark-end text:name="current-member-list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9"><text:span text:style-name="T1">Rationale — Why separate the definition from the list</text:span></text:p>
      <text:p text:style-name="P9">This document defines what the states mean; the live registry tracks who is in which state today. Keeping them separate means the definitions are stable and governable while the assignments stay current — and nobody has to change a ratified artifact every time a member joins or leaves.</text:p>
      <text:p text:style-name="P10"><text:span text:style-name="T1">Instructions — How to fill this in</text:span></text:p>
      <text:p text:style-name="P10">Link to the operational system or document where current member-to-state assignments are tracked. This artifact should not need to be changed every time a member joins or leaves.</text:p>
      <text:p text:style-name="P11">The live member list is maintained in <text:span text:style-name="T2">&lt;system / location&gt;</text:span>. This document defines the states; the registry tool holds the current assignments.</text:p>
      <text:p text:style-name="First_20_paragraph"/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4">
        <text:list-item>
          <text:p text:style-name="P12"><text:span text:style-name="T1">Adopted:</text:span> </text:p>
        </text:list-item>
        <text:list-item>
          <text:p text:style-name="P12"><text:span text:style-name="T1">Decision type:</text:span> Strategic</text:p>
        </text:list-item>
        <text:list-item>
          <text:p text:style-name="P12"><text:span text:style-name="T1">Version:</text:span> </text:p>
        </text:list-item>
        <text:list-item>
          <text:p text:style-name="P12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17Z</meta:creation-date>
    <dc:date>2026-04-29T01:58:17Z</dc:date>
    <meta:user-defined meta:name="title-meta" meta:value-type="string">Membership State Registry</meta:user-defined>
  </office:meta>
</office:document-meta>
</file>